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Liberation Sans', FreeSans, sans-serif"/>
    <style:font-face style:name="Times New Roman" svg:font-family="'Times New Roman'"/>
    <style:font-face style:name="arial" svg:font-family="arial, helvetica, clean, sans-serif"/>
    <style:font-face style:name="lato" svg:font-family="lato,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adc98" officeooo:paragraph-rsid="0069028d" fo:hyphenate="true" fo:hyphenation-remain-char-count="2" fo:hyphenation-push-char-count="2"/>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1e1f" officeooo:paragraph-rsid="0069028d"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506e" officeooo:paragraph-rsid="0069028d"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e154" officeooo:paragraph-rsid="0069028d"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7d8" officeooo:paragraph-rsid="0069028d"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3e17d8" officeooo:paragraph-rsid="0069028d"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06588" officeooo:paragraph-rsid="0069028d"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paragraph-rsid="0069028d"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eb8" officeooo:paragraph-rsid="0069028d"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4417" officeooo:paragraph-rsid="0069028d"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f9fbc" officeooo:paragraph-rsid="0069028d"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6588" officeooo:paragraph-rsid="0069028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704d" officeooo:paragraph-rsid="0069028d"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23939" officeooo:paragraph-rsid="0069028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a108" officeooo:paragraph-rsid="0069028d"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d312" officeooo:paragraph-rsid="0069028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2320" officeooo:paragraph-rsid="0069028d"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a5ea" officeooo:paragraph-rsid="0069028d"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82d02" officeooo:paragraph-rsid="0069028d"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9b4e8" officeooo:paragraph-rsid="0069028d"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38ee" officeooo:paragraph-rsid="0069028d"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aa56" officeooo:paragraph-rsid="0069028d"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bc1a8" officeooo:paragraph-rsid="0069028d"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cb34b" officeooo:paragraph-rsid="0069028d"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d70e8" officeooo:paragraph-rsid="0069028d"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43c" officeooo:paragraph-rsid="0069028d"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747" officeooo:paragraph-rsid="0069028d"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a5ae" officeooo:paragraph-rsid="0069028d"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0dfe2" officeooo:paragraph-rsid="0069028d"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20a" officeooo:paragraph-rsid="0069028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7f5" officeooo:paragraph-rsid="0069028d"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69028d"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en" fo:country="US" officeooo:rsid="0050ae09" officeooo:paragraph-rsid="00550f55" fo:hyphenate="true" fo:hyphenation-remain-char-count="2" fo:hyphenation-push-char-count="2"/>
    </style:style>
    <style:style style:name="P34"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fo:font-style="normal" fo:font-weight="normal" officeooo:rsid="003adc98" officeooo:paragraph-rsid="0069028d"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36" style:family="paragraph" style:parent-style-name="Standard">
      <style:paragraph-properties fo:text-align="start" style:justify-single-word="false" fo:hyphenation-ladder-count="no-limit"/>
      <style:text-properties fo:language="en" fo:country="US" officeooo:rsid="0066593e" officeooo:paragraph-rsid="005a322c" fo:hyphenate="true" fo:hyphenation-remain-char-count="2" fo:hyphenation-push-char-count="2"/>
    </style:style>
    <style:style style:name="P37" style:family="paragraph" style:parent-style-name="Standard">
      <style:text-properties fo:language="en" fo:country="US" officeooo:rsid="00605786" officeooo:paragraph-rsid="00605786"/>
    </style:style>
    <style:style style:name="P38" style:family="paragraph" style:parent-style-name="Standard">
      <style:text-properties fo:language="en" fo:country="US" fo:font-style="normal" fo:font-weight="normal" officeooo:rsid="0027dda3" officeooo:paragraph-rsid="0069028d" style:font-style-asian="normal" style:font-weight-asian="normal" style:font-style-complex="normal" style:font-weight-complex="normal"/>
    </style:style>
    <style:style style:name="P39" style:family="paragraph" style:parent-style-name="Standard">
      <style:paragraph-properties fo:line-height="150%"/>
      <style:text-properties fo:language="en" fo:country="US" fo:font-style="normal" officeooo:rsid="00548351" officeooo:paragraph-rsid="00605786" style:font-style-asian="normal" style:font-style-complex="normal"/>
    </style:style>
    <style:style style:name="P40" style:family="paragraph" style:parent-style-name="Standard">
      <style:paragraph-properties fo:text-align="start" style:justify-single-word="false" fo:hyphenation-ladder-count="no-limit"/>
      <style:text-properties fo:language="en" fo:country="US" officeooo:rsid="0069028d" officeooo:paragraph-rsid="0069028d" fo:hyphenate="true" fo:hyphenation-remain-char-count="2" fo:hyphenation-push-char-count="2"/>
    </style:style>
    <style:style style:name="P41" style:family="paragraph" style:parent-style-name="Standard">
      <style:paragraph-properties fo:text-align="center" style:justify-single-word="false" fo:hyphenation-ladder-count="no-limit"/>
      <style:text-properties fo:font-size="20pt" fo:language="en" fo:country="US" fo:font-weight="bold" officeooo:rsid="0069028d" officeooo:paragraph-rsid="0069028d" style:font-size-asian="20pt" style:font-weight-asian="bold" style:font-size-complex="20pt" style:font-weight-complex="bold" fo:hyphenate="true" fo:hyphenation-remain-char-count="2" fo:hyphenation-push-char-count="2"/>
    </style:style>
    <style:style style:name="P42"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3"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4" style:family="paragraph" style:parent-style-name="Standard">
      <style:paragraph-properties fo:text-align="start" style:justify-single-word="false" fo:hyphenation-ladder-count="no-limit"/>
      <style:text-properties fo:font-size="12pt" fo:language="en" fo:country="US"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cm" style:auto-text-indent="false"/>
      <style:text-properties fo:language="en" fo:country="US" officeooo:paragraph-rsid="0069028d" fo:hyphenate="true" fo:hyphenation-remain-char-count="2" fo:hyphenation-push-char-count="2"/>
    </style:style>
    <style:style style:name="P46" style:family="paragraph" style:parent-style-name="Standard" style:master-page-name="First_20_Page">
      <style:paragraph-properties fo:hyphenation-ladder-count="no-limit" style:page-number="auto"/>
      <style:text-properties fo:language="en" fo:country="US" officeooo:rsid="0066593e" officeooo:paragraph-rsid="0054664b" fo:hyphenate="true" fo:hyphenation-remain-char-count="2" fo:hyphenation-push-char-count="2"/>
    </style:style>
    <style:style style:name="P47" style:family="paragraph" style:parent-style-name="Heading_20_2">
      <style:text-properties fo:language="en" fo:country="US" officeooo:paragraph-rsid="00550f55"/>
    </style:style>
    <style:style style:name="P48" style:family="paragraph" style:parent-style-name="Footnote">
      <style:text-properties fo:language="en" fo:country="US"/>
    </style:style>
    <style:style style:name="P49" style:family="paragraph" style:parent-style-name="Footnote">
      <style:text-properties fo:language="en" fo:country="US" officeooo:rsid="003ce154" officeooo:paragraph-rsid="003ce154"/>
    </style:style>
    <style:style style:name="P50" style:family="paragraph" style:parent-style-name="Footnote">
      <style:text-properties fo:language="en" fo:country="US" officeooo:paragraph-rsid="00406588"/>
    </style:style>
    <style:style style:name="P51" style:family="paragraph" style:parent-style-name="Footnote">
      <style:text-properties fo:language="en" fo:country="US" officeooo:rsid="0044a108" officeooo:paragraph-rsid="0044a108"/>
    </style:style>
    <style:style style:name="P52" style:family="paragraph" style:parent-style-name="Footnote">
      <style:text-properties fo:language="en" fo:country="US" officeooo:paragraph-rsid="00482d02"/>
    </style:style>
    <style:style style:name="P53" style:family="paragraph" style:parent-style-name="Footnote">
      <style:text-properties fo:language="en" fo:country="US" officeooo:rsid="004f143c" officeooo:paragraph-rsid="004f143c"/>
    </style:style>
    <style:style style:name="P54" style:family="paragraph" style:parent-style-name="Footnote">
      <style:text-properties fo:language="en" fo:country="US" officeooo:rsid="0050dfe2" officeooo:paragraph-rsid="0069028d"/>
    </style:style>
    <style:style style:name="P55" style:family="paragraph" style:parent-style-name="Footnote">
      <style:text-properties fo:language="en" fo:country="US" officeooo:rsid="0052220a" officeooo:paragraph-rsid="0052220a"/>
    </style:style>
    <style:style style:name="P56" style:family="paragraph" style:parent-style-name="Footnote">
      <style:text-properties fo:language="en" fo:country="US" officeooo:paragraph-rsid="005227f5"/>
    </style:style>
    <style:style style:name="P57" style:family="paragraph" style:parent-style-name="Footnote">
      <style:text-properties fo:language="en" fo:country="US" style:text-underline-style="none" officeooo:rsid="005758d9" officeooo:paragraph-rsid="0059c02a"/>
    </style:style>
    <style:style style:name="P58" style:family="paragraph" style:parent-style-name="Footnote">
      <style:text-properties fo:language="en" fo:country="US" style:text-underline-style="none" officeooo:rsid="0069028d" officeooo:paragraph-rsid="0069028d"/>
    </style:style>
    <style:style style:name="P59" style:family="paragraph" style:parent-style-name="Footnote">
      <style:text-properties fo:language="en" fo:country="US" style:text-underline-style="none" officeooo:rsid="0069028d" officeooo:paragraph-rsid="00550f55"/>
    </style:style>
    <style:style style:name="P60" style:family="paragraph" style:parent-style-name="Footnote">
      <style:text-properties fo:language="en" fo:country="US" officeooo:rsid="0069028d" officeooo:paragraph-rsid="0069028d"/>
    </style:style>
    <style:style style:name="P61" style:family="paragraph" style:parent-style-name="Footnote">
      <style:text-properties fo:language="en" fo:country="US" officeooo:paragraph-rsid="0069028d"/>
    </style:style>
    <style:style style:name="P62"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550f55" style:font-style-asian="normal" style:font-style-complex="normal"/>
    </style:style>
    <style:style style:name="P63" style:family="paragraph" style:parent-style-name="Footnote">
      <style:text-properties fo:language="de" fo:country="DE" officeooo:rsid="005915d0" officeooo:paragraph-rsid="0069028d"/>
    </style:style>
    <style:style style:name="P64" style:family="paragraph" style:parent-style-name="Footnote">
      <style:text-properties officeooo:paragraph-rsid="0069028d"/>
    </style:style>
    <style:style style:name="P65" style:family="paragraph" style:parent-style-name="Footnote">
      <style:text-properties officeooo:rsid="0069028d" officeooo:paragraph-rsid="0069028d"/>
    </style:style>
    <style:style style:name="P66" style:family="paragraph" style:parent-style-name="Footnote">
      <style:text-properties fo:font-style="italic" style:font-style-asian="italic" style:font-style-complex="italic"/>
    </style:style>
    <style:style style:name="P67" style:family="paragraph" style:parent-style-name="Footnote">
      <style:paragraph-properties fo:margin-left="0cm" fo:margin-right="0cm" fo:text-indent="0cm" style:auto-text-indent="false"/>
      <style:text-properties fo:language="en" fo:country="US" officeooo:rsid="0069028d" officeooo:paragraph-rsid="0069028d"/>
    </style:style>
    <style:style style:name="P68" style:family="paragraph" style:parent-style-name="Footnote">
      <style:paragraph-properties fo:margin-left="0cm" fo:margin-right="0cm" fo:text-indent="0cm" style:auto-text-indent="false"/>
      <style:text-properties fo:language="en" fo:country="US" officeooo:paragraph-rsid="0059c02a"/>
    </style:style>
    <style:style style:name="P69" style:family="paragraph">
      <style:text-properties fo:language="en" fo:country="US" officeooo:paragraph-rsid="0069028d"/>
    </style:style>
    <style:style style:name="P70" style:family="paragraph">
      <style:text-properties fo:language="en" fo:country="US" fo:font-style="italic" style:font-style-asian="italic" style:font-style-complex="italic"/>
    </style:style>
    <style:style style:name="P71" style:family="paragraph" style:parent-style-name="Heading_20_1">
      <style:text-properties fo:language="en" fo:country="US" officeooo:paragraph-rsid="0069028d"/>
    </style:style>
    <style:style style:name="P72" style:family="paragraph" style:parent-style-name="Heading_20_1">
      <style:paragraph-properties fo:break-before="page"/>
      <style:text-properties fo:language="en" fo:country="US" officeooo:rsid="0069028d" officeooo:paragraph-rsid="0069028d"/>
    </style:style>
    <style:style style:name="P73" style:family="paragraph" style:parent-style-name="Heading_20_1" style:master-page-name="Standard">
      <style:paragraph-properties style:page-number="3" fo:break-before="page"/>
      <style:text-properties fo:language="en" fo:country="US" fo:font-style="normal" officeooo:rsid="0065249d" officeooo:paragraph-rsid="0069028d" style:font-style-asian="normal" style:font-style-complex="normal"/>
    </style:style>
    <style:style style:name="P74" style:family="paragraph" style:parent-style-name="Contents_20_Heading" style:master-page-name="Index">
      <style:paragraph-properties style:page-number="auto"/>
    </style:style>
    <style:style style:name="P75" style:family="paragraph" style:parent-style-name="Contents_20_1">
      <style:paragraph-properties>
        <style:tab-stops>
          <style:tab-stop style:position="15.706cm" style:type="right" style:leader-style="dotted" style:leader-text="."/>
        </style:tab-stops>
      </style:paragraph-properties>
    </style:style>
    <style:style style:name="P76" style:family="paragraph" style:parent-style-name="Footer">
      <style:paragraph-properties fo:text-align="center" style:justify-single-word="false"/>
      <style:text-properties fo:language="en" fo:country="US"/>
    </style:style>
    <style:style style:name="P77"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e17d8" style:font-style-asian="italic" style:font-weight-asian="normal" style:font-style-complex="italic" style:font-weight-complex="normal"/>
    </style:style>
    <style:style style:name="T5" style:family="text">
      <style:text-properties fo:font-style="italic" fo:font-weight="normal" officeooo:rsid="004f143c" style:font-style-asian="italic" style:font-weight-asian="normal" style:font-style-complex="italic" style:font-weight-complex="normal"/>
    </style:style>
    <style:style style:name="T6" style:family="text">
      <style:text-properties fo:font-style="italic" fo:font-weight="normal" officeooo:rsid="005227f5"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69028d" style:font-style-asian="normal" style:font-style-complex="normal"/>
    </style:style>
    <style:style style:name="T10" style:family="text">
      <style:text-properties fo:font-style="normal" officeooo:rsid="00691df2"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c1e1f" style:font-style-asian="normal" style:font-weight-asian="normal" style:font-style-complex="normal" style:font-weight-complex="normal"/>
    </style:style>
    <style:style style:name="T13" style:family="text">
      <style:text-properties fo:font-style="normal" fo:font-weight="normal" officeooo:rsid="003c506e" style:font-style-asian="normal" style:font-weight-asian="normal" style:font-style-complex="normal" style:font-weight-complex="normal"/>
    </style:style>
    <style:style style:name="T14" style:family="text">
      <style:text-properties fo:font-style="normal" fo:font-weight="normal" officeooo:rsid="003ce154" style:font-style-asian="normal" style:font-weight-asian="normal" style:font-style-complex="normal" style:font-weight-complex="normal"/>
    </style:style>
    <style:style style:name="T15" style:family="text">
      <style:text-properties fo:font-style="normal" fo:font-weight="normal" officeooo:rsid="003e17d8" style:font-style-asian="normal" style:font-weight-asian="normal" style:font-style-complex="normal" style:font-weight-complex="normal"/>
    </style:style>
    <style:style style:name="T16" style:family="text">
      <style:text-properties fo:font-style="normal" fo:font-weight="normal" officeooo:rsid="002a4c59" style:font-style-asian="normal" style:font-weight-asian="normal" style:font-style-complex="normal" style:font-weight-complex="normal"/>
    </style:style>
    <style:style style:name="T17" style:family="text">
      <style:text-properties fo:font-style="normal" fo:font-weight="normal" officeooo:rsid="0025f79e" style:font-style-asian="normal" style:font-weight-asian="normal" style:font-style-complex="normal" style:font-weight-complex="normal"/>
    </style:style>
    <style:style style:name="T18" style:family="text">
      <style:text-properties fo:font-style="normal" fo:font-weight="normal" officeooo:rsid="003e1eb8" style:font-style-asian="normal" style:font-weight-asian="normal" style:font-style-complex="normal" style:font-weight-complex="normal"/>
    </style:style>
    <style:style style:name="T19" style:family="text">
      <style:text-properties fo:font-style="normal" fo:font-weight="normal" officeooo:rsid="003f9fbc" style:font-style-asian="normal" style:font-weight-asian="normal" style:font-style-complex="normal" style:font-weight-complex="normal"/>
    </style:style>
    <style:style style:name="T20" style:family="text">
      <style:text-properties fo:font-style="normal" fo:font-weight="normal" officeooo:rsid="004d70e8" style:font-style-asian="normal" style:font-weight-asian="normal" style:font-style-complex="normal" style:font-weight-complex="normal"/>
    </style:style>
    <style:style style:name="T21" style:family="text">
      <style:text-properties fo:font-style="normal" fo:font-weight="normal" officeooo:rsid="00406588" style:font-style-asian="normal" style:font-weight-asian="normal" style:font-style-complex="normal" style:font-weight-complex="normal"/>
    </style:style>
    <style:style style:name="T22" style:family="text">
      <style:text-properties fo:font-style="normal" fo:font-weight="normal" officeooo:rsid="00462320" style:font-style-asian="normal" style:font-weight-asian="normal" style:font-style-complex="normal" style:font-weight-complex="normal"/>
    </style:style>
    <style:style style:name="T23" style:family="text">
      <style:text-properties fo:font-style="normal" fo:font-weight="normal" officeooo:rsid="0044d312" style:font-style-asian="normal" style:font-weight-asian="normal" style:font-style-complex="normal" style:font-weight-complex="normal"/>
    </style:style>
    <style:style style:name="T24" style:family="text">
      <style:text-properties fo:font-style="normal" fo:font-weight="normal" officeooo:rsid="004892b1" style:font-style-asian="normal" style:font-weight-asian="normal" style:font-style-complex="normal" style:font-weight-complex="normal"/>
    </style:style>
    <style:style style:name="T25" style:family="text">
      <style:text-properties fo:font-style="normal" fo:font-weight="normal" officeooo:rsid="0027dda3" style:font-style-asian="normal" style:font-weight-asian="normal" style:font-style-complex="normal" style:font-weight-complex="normal"/>
    </style:style>
    <style:style style:name="T26" style:family="text">
      <style:text-properties fo:font-style="normal" fo:font-weight="normal" officeooo:rsid="0049b4e8" style:font-style-asian="normal" style:font-weight-asian="normal" style:font-style-complex="normal" style:font-weight-complex="normal"/>
    </style:style>
    <style:style style:name="T27" style:family="text">
      <style:text-properties fo:font-style="normal" fo:font-weight="normal" officeooo:rsid="004aaa56" style:font-style-asian="normal" style:font-weight-asian="normal" style:font-style-complex="normal" style:font-weight-complex="normal"/>
    </style:style>
    <style:style style:name="T28" style:family="text">
      <style:text-properties fo:font-style="normal" fo:font-weight="normal" officeooo:rsid="004bc1a8" style:font-style-asian="normal" style:font-weight-asian="normal" style:font-style-complex="normal" style:font-weight-complex="normal"/>
    </style:style>
    <style:style style:name="T29" style:family="text">
      <style:text-properties fo:font-style="normal" fo:font-weight="normal" officeooo:rsid="004cb34b" style:font-style-asian="normal" style:font-weight-asian="normal" style:font-style-complex="normal" style:font-weight-complex="normal"/>
    </style:style>
    <style:style style:name="T30" style:family="text">
      <style:text-properties fo:font-style="normal" fo:font-weight="normal" officeooo:rsid="0052220a" style:font-style-asian="normal" style:font-weight-asian="normal" style:font-style-complex="normal" style:font-weight-complex="normal"/>
    </style:style>
    <style:style style:name="T31" style:family="text">
      <style:text-properties fo:font-style="normal" fo:font-weight="normal" officeooo:rsid="004f143c" style:font-style-asian="normal" style:font-weight-asian="normal" style:font-style-complex="normal" style:font-weight-complex="normal"/>
    </style:style>
    <style:style style:name="T32" style:family="text">
      <style:text-properties fo:font-style="normal" fo:font-weight="normal" officeooo:rsid="004f1747" style:font-style-asian="normal" style:font-weight-asian="normal" style:font-style-complex="normal" style:font-weight-complex="normal"/>
    </style:style>
    <style:style style:name="T33" style:family="text">
      <style:text-properties fo:font-style="normal" fo:font-weight="normal" officeooo:rsid="004fa5ae" style:font-style-asian="normal" style:font-weight-asian="normal" style:font-style-complex="normal" style:font-weight-complex="normal"/>
    </style:style>
    <style:style style:name="T34" style:family="text">
      <style:text-properties fo:font-style="normal" fo:font-weight="normal" officeooo:rsid="002b1375" style:font-style-asian="normal" style:font-weight-asian="normal" style:font-style-complex="normal" style:font-weight-complex="normal"/>
    </style:style>
    <style:style style:name="T35" style:family="text">
      <style:text-properties fo:font-style="normal" fo:font-weight="normal" officeooo:rsid="005227f5" style:font-style-asian="normal" style:font-weight-asian="normal" style:font-style-complex="normal" style:font-weight-complex="normal"/>
    </style:style>
    <style:style style:name="T36" style:family="text">
      <style:text-properties officeooo:rsid="0054664b"/>
    </style:style>
    <style:style style:name="T37" style:family="text">
      <style:text-properties fo:font-variant="normal" fo:text-transform="none" fo:color="#000000" style:font-name="Times New Roman" fo:font-size="9.75pt" fo:letter-spacing="normal" fo:language="en" fo:country="US" fo:font-style="normal" style:text-underline-style="none" fo:font-weight="normal" officeooo:rsid="00654ae2" style:font-style-asian="normal" style:font-style-complex="normal"/>
    </style:style>
    <style:style style:name="T38" style:family="text">
      <style:text-properties fo:font-variant="normal" fo:text-transform="none" fo:color="#000000" style:font-name="Times New Roman" fo:font-size="9.75pt" fo:letter-spacing="normal" fo:language="en" fo:country="US" fo:font-style="normal" style:text-underline-style="none" fo:font-weight="normal" officeooo:rsid="0069028d" style:font-style-asian="normal" style:font-style-complex="normal"/>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54664b" style:font-size-asian="10.5pt" style:font-weight-asian="normal" style:font-size-complex="12pt" style:font-weight-complex="normal"/>
    </style:style>
    <style:style style:name="T41" style:family="text">
      <style:text-properties fo:font-size="12pt" fo:font-weight="normal" officeooo:rsid="005a322c" style:font-size-asian="10.5pt" style:font-weight-asian="normal" style:font-size-complex="12pt" style:font-weight-complex="normal"/>
    </style:style>
    <style:style style:name="T42" style:family="text">
      <style:text-properties fo:font-size="12pt" fo:font-weight="normal" officeooo:rsid="0069028d" style:font-size-asian="10.5pt" style:font-weight-asian="normal" style:font-size-complex="12pt" style:font-weight-complex="normal"/>
    </style:style>
    <style:style style:name="T43" style:family="text">
      <style:text-properties style:text-position="super 58%" fo:font-style="normal" fo:font-weight="normal" style:font-style-asian="normal" style:font-weight-asian="normal" style:font-style-complex="normal" style:font-weight-complex="normal"/>
    </style:style>
    <style:style style:name="T44" style:family="text">
      <style:text-properties officeooo:rsid="003e4417"/>
    </style:style>
    <style:style style:name="T45" style:family="text">
      <style:text-properties officeooo:rsid="003e17d8"/>
    </style:style>
    <style:style style:name="T46" style:family="text">
      <style:text-properties officeooo:rsid="003e1eb8"/>
    </style:style>
    <style:style style:name="T47" style:family="text">
      <style:text-properties officeooo:rsid="003fdb9f"/>
    </style:style>
    <style:style style:name="T48" style:family="text">
      <style:text-properties officeooo:rsid="00406588"/>
    </style:style>
    <style:style style:name="T49" style:family="text">
      <style:text-properties officeooo:rsid="00423939"/>
    </style:style>
    <style:style style:name="T50" style:family="text">
      <style:text-properties officeooo:rsid="0042cfa0"/>
    </style:style>
    <style:style style:name="T51" style:family="text">
      <style:text-properties officeooo:rsid="0044d312"/>
    </style:style>
    <style:style style:name="T52" style:family="text">
      <style:text-properties officeooo:rsid="00462320"/>
    </style:style>
    <style:style style:name="T53" style:family="text">
      <style:text-properties officeooo:rsid="0046a5ea"/>
    </style:style>
    <style:style style:name="T54" style:family="text">
      <style:text-properties officeooo:rsid="00482d02"/>
    </style:style>
    <style:style style:name="T55" style:family="text">
      <style:text-properties officeooo:rsid="001b31d0"/>
    </style:style>
    <style:style style:name="T56" style:family="text">
      <style:text-properties officeooo:rsid="004892b1"/>
    </style:style>
    <style:style style:name="T57" style:family="text">
      <style:text-properties officeooo:rsid="004d70e8"/>
    </style:style>
    <style:style style:name="T58" style:family="text">
      <style:text-properties officeooo:rsid="004aaa56"/>
    </style:style>
    <style:style style:name="T59" style:family="text">
      <style:text-properties officeooo:rsid="004cb34b"/>
    </style:style>
    <style:style style:name="T60" style:family="text">
      <style:text-properties officeooo:rsid="004f143c"/>
    </style:style>
    <style:style style:name="T61" style:family="text">
      <style:text-properties officeooo:rsid="004fa5ae"/>
    </style:style>
    <style:style style:name="T62" style:family="text">
      <style:text-properties officeooo:rsid="0050dfe2"/>
    </style:style>
    <style:style style:name="T63" style:family="text">
      <style:text-properties officeooo:rsid="0052220a"/>
    </style:style>
    <style:style style:name="T64" style:family="text">
      <style:text-properties officeooo:rsid="005227f5"/>
    </style:style>
    <style:style style:name="T65" style:family="text">
      <style:text-properties officeooo:rsid="00535517"/>
    </style:style>
    <style:style style:name="T66" style:family="text">
      <style:text-properties officeooo:rsid="00548351"/>
    </style:style>
    <style:style style:name="T67" style:family="text">
      <style:text-properties fo:language="en" fo:country="US" fo:font-style="italic" officeooo:rsid="0069028d" style:font-style-asian="italic" style:font-style-complex="italic"/>
    </style:style>
    <style:style style:name="T68" style:family="text">
      <style:text-properties fo:language="en" fo:country="US" fo:font-style="normal" officeooo:rsid="0069028d" style:font-style-asian="normal" style:font-style-complex="normal"/>
    </style:style>
    <style:style style:name="T69" style:family="text">
      <style:text-properties officeooo:rsid="0069028d"/>
    </style:style>
    <style:style style:name="T70" style:family="text">
      <style:text-properties officeooo:rsid="00691ed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riedrich-Alexander-Universität Erlangen-Nürnberg</text:p>
      <text:p text:style-name="P35">Philosophische Fakultät und Fachbereich Theologie</text:p>
      <text:p text:style-name="P35"><text:span text:style-name="T69">Subject</text:span>: <text:span text:style-name="T69">Political Science</text:span></text:p>
      <text:p text:style-name="P35">Proseminar: <text:span text:style-name="T69">Authoritarianism in the Middle East</text:span>, <text:span text:style-name="T36">Winter term </text:span>2015/<text:span text:style-name="T36">2016</text:span></text:p>
      <text:p text:style-name="P35">Dozent: <text:span text:style-name="T69">Dr. Mahmoud Jaraba</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1">Changes and Dynamics in the Ideology of the <text:span text:style-name="T1">Justice and Development Party</text:span> of Turkey</text:p>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Emil Lefherz</text:p>
      <text:p text:style-name="P44">Rennweg 31</text:p>
      <text:p text:style-name="P43">90<text:span text:style-name="T36">489 Nürnberg</text:span></text:p>
      <text:p text:style-name="P43">E-Mail: emil.lefherz@piraten-nbg.de </text:p>
      <text:p text:style-name="P43"/>
      <text:p text:style-name="P36"><text:span text:style-name="T42">Two-Subject</text:span><text:span text:style-name="T39">-Bachelor </text:span><text:span text:style-name="T42">of Arts</text:span><text:span text:style-name="T39"> </text:span><text:span text:style-name="T42">Philosophy </text:span><text:span text:style-name="T39">(</text:span><text:span text:style-name="T40">5</text:span><text:span text:style-name="T39">. FS) </text:span><text:span text:style-name="T42">and Political Science</text:span><text:span text:style-name="T39">(</text:span><text:span text:style-name="T40">3</text:span><text:span text:style-name="T39">. FS</text:span><text:span text:style-name="T41">)</text:span></text:p>
      <text:table-of-content text:style-name="Sect1" text:protected="true" text:name="Table of Contents1">
        <text:table-of-content-source text:outline-level="10">
          <text:index-title-template text:style-name="Contents_20_Heading">Changes and Dynamics in the Ideology of the Justice and Development Party of Turke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Changes and Dynamics in the Ideology of the Justice and Development Party of Turkey</text:p>
          </text:index-title>
          <text:p text:style-name="P75"><text:a xlink:type="simple" xlink:href="#__RefHeading__1649_441791904" text:style-name="Index_20_Link" text:visited-style-name="Index_20_Link">1. The power of an idea<text:tab/>3</text:a></text:p>
          <text:p text:style-name="P75"><text:a xlink:type="simple" xlink:href="#__RefHeading__1651_441791904" text:style-name="Index_20_Link" text:visited-style-name="Index_20_Link">2. Dynamics inside 'conservative democracy'<text:tab/>4</text:a></text:p>
          <text:p text:style-name="P75"><text:a xlink:type="simple" xlink:href="#__RefHeading__1653_441791904" text:style-name="Index_20_Link" text:visited-style-name="Index_20_Link">2.1 The role of the 'membership in the EU' in JDP's ideology<text:tab/>5</text:a></text:p>
          <text:p text:style-name="P75"><text:a xlink:type="simple" xlink:href="#__RefHeading__1655_441791904" text:style-name="Index_20_Link" text:visited-style-name="Index_20_Link">2.2 The role of Islam in the JDP's ideology<text:tab/>8</text:a></text:p>
          <text:p text:style-name="P75"><text:a xlink:type="simple" xlink:href="#__RefHeading__1657_441791904" text:style-name="Index_20_Link" text:visited-style-name="Index_20_Link">3. Explanations for the change in signification of JDP's ideology<text:tab/>9</text:a></text:p>
          <text:p text:style-name="P75"><text:a xlink:type="simple" xlink:href="#__RefHeading__1659_441791904" text:style-name="Index_20_Link" text:visited-style-name="Index_20_Link">3.1 Change in signification of political identities<text:tab/>11</text:a></text:p>
          <text:p text:style-name="P75"><text:a xlink:type="simple" xlink:href="#__RefHeading__1661_441791904" text:style-name="Index_20_Link" text:visited-style-name="Index_20_Link">3.2 Emergence of 'advanced democracy'<text:tab/>13</text:a></text:p>
          <text:p text:style-name="P75"><text:a xlink:type="simple" xlink:href="#__RefHeading__1663_441791904" text:style-name="Index_20_Link" text:visited-style-name="Index_20_Link">4. Ideologies as an instrument of power<text:tab/>15</text:a></text:p>
          <text:p text:style-name="P75"><text:a xlink:type="simple" xlink:href="#__RefHeading__1783_1803230690" text:style-name="Index_20_Link" text:visited-style-name="Index_20_Link">Bibliography<text:tab/>18</text:a></text:p>
          <text:p text:style-name="P77"><text:a xlink:type="simple" xlink:href="#__RefHeading__855_75367846" text:style-name="Index_20_Link" text:visited-style-name="Index_20_Link">Literature:<text:tab/>18</text:a></text:p>
          <text:p text:style-name="P77"><text:a xlink:type="simple" xlink:href="#__RefHeading__857_75367846" text:style-name="Index_20_Link" text:visited-style-name="Index_20_Link">Internet sources:<text:tab/>18</text:a></text:p>
        </text:index-body>
      </text:table-of-content>
      <text:p text:style-name="P36"/>
      <text:p text:style-name="P36"/>
      <text:p text:style-name="P40">To do:</text:p>
      <text:p text:style-name="P40"/>
      <text:p text:style-name="P40"/>
      <text:p text:style-name="P40"/>
      <text:p text:style-name="P40">grammar</text:p>
      <text:p text:style-name="P40">citations &amp; literature – <text:span text:style-name="T70">Jaraba is missing</text:span></text:p>
      <text:p text:style-name="P40">updating table of contents</text:p>
      <text:p text:style-name="P40"/>
      <text:p text:style-name="P37"/>
      <text:h text:style-name="P73" text:outline-level="1"><text:bookmark-start text:name="__RefHeading__1649_441791904"/>1. The power of an idea<text:bookmark-end text:name="__RefHeading__1649_441791904"/></text:h>
      <text:p text:style-name="P38"/>
      <text:p text:style-name="P34">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p>
      <text:p text:style-name="P1"><text:span text:style-name="T11">Until the JDP implemented some structural reforms to democratize the Turkish republic, the state was dominated by the so-called Kemalist </text:span><text:span text:style-name="T12">military </text:span><text:span text:style-name="T11">elite. </text:span><text:span text:style-name="T12">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2"><text:span text:style-name="T11">The JDP has roots in several Islamic movements, which played a huge role in the Turkish political struggles of the 20</text:span><text:span text:style-name="T43">th</text:span><text:span text:style-name="T11"> century. It is the fifth political party which is counted to that legacy, and emerged out of the ashes of the Virtue Party, which was </text:span><text:span text:style-name="T13">banned shortly after the foundation of the JDP. Throughout the former decades the ideas of the Islamic movement had developed a more and more moderate stance</text:span><text:span text:style-name="T13"><text:note text:id="ftn27" text:note-class="footnote"><text:note-citation>1</text:note-citation><text:note-body><text:p text:style-name="P65">Taspinar (2015)</text:p></text:note-body></text:note></text:span><text:span text:style-name="T13">, and the JDP took at its foundation another huge step in that direction, when they made an orientation towards the west and EU membership core elements of their agenda.</text:span></text:p>
      <text:p text:style-name="P3"><text:span text:style-name="T11">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14">ideology</text:span><text:span text:style-name="T11">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1"><text:note text:id="ftn25" text:note-class="footnote"><text:note-citation>2</text:note-citation><text:note-body><text:p text:style-name="P49">Jaraba (2013): <text:span text:style-name="T44">p. </text:span>126ff</text:p></text:note-body></text:note></text:span></text:p>
      <text:p text:style-name="P4"><text:soft-page-break/><text:span text:style-name="T11">When you read about Turkey in a newspaper though, it barely sounds like a liberal democracy. The war on the Kurdish minority and the violent suppression of the Gezi Park protests </text:span><text:span text:style-name="T15">tell a different story about how liberal the Turkish government is and how close its 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5"><text:span text:style-name="T11">Başak Alpan noticed in her paper </text:span><text:span text:style-name="T3">From AKP’s ‘Conservative Democracy’ to ‘Advanced</text:span></text:p>
      <text:p text:style-name="P45"><text:span text:style-name="T4">Democracy’: Shifts and Challenges in the Debate on ‘Europe’</text:span><text:span text:style-name="T15">, how the terms which the JDP is using to describe its goals are changing their meaning. Her main focus lies on </text:span>Muhafazakar demokrasi <text:span text:style-name="T45">(conservative democracy) and </text:span>ileri demokrasi <text:span text:style-name="T45">(advanced democracy). </text:span><text:span text:style-name="T15">How do these signifiers change their significations and how is their usage explainable?</text:span></text:p>
      <text:p text:style-name="P6">I want to analyze these dynamics and show, how the JDP uses ideology to keep its power position.</text:p>
      <text:p text:style-name="P6"/>
      <text:h text:style-name="P71" text:outline-level="1"><text:bookmark-start text:name="__RefHeading__1651_441791904"/><text:span text:style-name="T16">2</text:span><text:span text:style-name="T17">. Dynamics inside 'conservative democracy'</text:span><text:bookmark-end text:name="__RefHeading__1651_441791904"/></text:h>
      <text:p text:style-name="P8"/>
      <text:p text:style-name="P5"><text:span text:style-name="T11">When the JDP emerged out of the Virtue Party in 2001, their notion of conservative democracy was a true innovation. Not only that the Islamism they promoted grew more and more moderate, </text:span><text:span text:style-name="T18">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9"><text:span text:style-name="T11">The JDP used this </text:span><text:span text:style-name="T19">identity vacuum for </text:span><text:span text:style-name="T11">“promoting a new ideological discourse going beyond social divisions and contradictions”</text:span><text:span text:style-name="T11"><text:note text:id="ftn24" text:note-class="footnote"><text:note-citation>3</text:note-citation><text:note-body><text:p text:style-name="P48"><text:s/><text:span text:style-name="T46">Jaraba (2013): p. 128</text:span></text:p></text:note-body></text:note></text:span><text:span text:style-name="T11">,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10"><text:soft-page-break/><text:span text:style-name="T11">Başak Alpan is arguing that 'conservative democracy' is an empty signifier after Laclau's poststructuralist theory. In her argumentation the term can be used to “bring together heterogeneous elements, [as] they are generally characterized by 'ambiguity'”</text:span><text:span text:style-name="T11"><text:note text:id="ftn23" text:note-class="footnote"><text:note-citation>4</text:note-citation><text:note-body><text:p text:style-name="P48"><text:s/><text:span text:style-name="T44">Alpan (2016): p. 17</text:span></text:p></text:note-body></text:note></text:span><text:span text:style-name="T11">.</text:span></text:p>
      <text:p text:style-name="P10"><text:span text:style-name="T11">First off all I think she is wrong with her argumentation, at least when she says that 'conservative democracy' is an empty signifier in Laclau's sense. Laclau defines empty signifiers as a “signifier without a signified”</text:span><text:span text:style-name="T11"><text:note text:id="ftn22" text:note-class="footnote"><text:note-citation>5</text:note-citation><text:note-body><text:p text:style-name="P48"><text:s/><text:span text:style-name="T44">Laclau (1997), p. 306</text:span></text:p></text:note-body></text:note></text:span><text:span text:style-name="T11">,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3">empty</text:span><text:span text:style-name="T11"> signifier. </text:span><text:span text:style-name="T20">'Advanced democracy' on the contrary is a classical signifier, and has the classical effect of every political term, as I will outline in chapter 3.1.</text:span><text:span text:style-name="T11"> Her argument </text:span><text:span text:style-name="T20">though</text:span><text:span text:style-name="T11">, how </text:span><text:span text:style-name="T20">'conservative democracy'</text:span><text:span text:style-name="T11"> worked to unify the heterogeneous elements of Turkish identity and let </text:span><text:span text:style-name="T19">many different ideas coexist, is still valid when its about normal signifiers.</text:span></text:p>
      <text:p text:style-name="P7">Another important point in Alpan's paper is the change of the concepts. When the signifier of 'advanced democracy' emerged, it transported a new meaning of the core elements of the JDP's ideology. I will outline how two core concepts of this ideology, the EU membership and Islam, emerged and changed over time.</text:p>
      <text:p text:style-name="P8"/>
      <text:h text:style-name="P71" text:outline-level="1"><text:bookmark-start text:name="__RefHeading__1653_441791904"/><text:span text:style-name="T16">2</text:span><text:span text:style-name="T17">.1 The role of the 'membership in the EU' in JDP's ideology</text:span><text:bookmark-end text:name="__RefHeading__1653_441791904"/></text:h>
      <text:p text:style-name="P8"/>
      <text:p text:style-name="P11">European thoughts have had too complex influences on middle eastern identities and ideologies, to describe them in this paper. <text:span text:style-name="T47">The role of Turkey is sometimes described as: ‘With one foot in Europe and the other in the Middle East, Turkey is alarmed that it will be torn in two by Western talk of “clash of civilizations”’</text:span><text:span text:style-name="T47"><text:note text:id="ftn21" text:note-class="footnote"><text:note-citation>6</text:note-citation><text:note-body><text:p text:style-name="P50"><text:s/><text:span text:style-name="T48">International Crisis Group (2010), p. 5</text:span></text:p></text:note-body></text:note></text:span><text:span text:style-name="T47">.</text:span></text:p>
      <text:p text:style-name="P12"><text:soft-page-break/>Especially in the beginning of the JDP's rise, this clash of civilizations has been tried to be overcome in the rhetoric of the JDP. To offer Europe and its values as a promised land to the Turkish population, it has been necessary to neglect the alienness towards the Middle East, which often dominates European discourses, and the other way round, to reconcile the two identities and form a new narrative.</text:p>
      <text:p text:style-name="P13">When the JDP stepped up to reform a system, whose authorities were not able to cope with the challenges of a changing world, the notion of Europe and a membership in the EU promised solutions for many of Turkey's economic problems. This especially appealed to the new Islamic Bourgeoisie, which had emerged in Turkey and supported <text:span text:style-name="T49">the JDP</text:span> after the reformists' split from the National Outlook Movement <text:span text:style-name="T49">(NOM)</text:span>, <text:span text:style-name="T49">which did not totally follow the JDP's agenda</text:span><text:span text:style-name="T49"><text:note text:id="ftn20" text:note-class="footnote"><text:note-citation>7</text:note-citation><text:note-body><text:p text:style-name="P48"><text:s/><text:span text:style-name="T49">Jaraba (2013), p. 140</text:span></text:p></text:note-body></text:note></text:span>.</text:p>
      <text:p text:style-name="P14">This new approach served the party in many ways: it got a lot of support from the Islamic, conservative bourgeoisie, and also appeared less Islamist to the Kemalist elite, which had just banned two of the former parties of the NOM. Another advantage where the idea of an EU membership was very useful, was the system changing ambitions of the JDP's leaders. When Turkey wanted to step into a future at the side of the other European states, it needed a more democratic system – without the dominating, secularizing influence of the Kemalist elite. So in the long term the European part of the ideology also served to undermine the legitimacy of the Kemalist's power position in the political network; to be adequate to the European democracy standards their authoritarian control position over the religious rights of the population could not last.</text:p>
      <text:p text:style-name="P14">With this move the JDP could continue fighting against the same enemy, the secularist military, but without providing the weak spot of being radical Islamists, which enabled the Kemalists to close down the former political parties of the NOM.</text:p>
      <text:p text:style-name="P14">This concept did work out perfectly, the JDP was voted for with an outright majority, as their ideas were very inclusive and appealed to large parts of the Turkish society. It also enabled the JDP to conduct the system changes they needed, to establish their position and expand their influence over the other power networks.</text:p>
      <text:p text:style-name="P8"><text:span text:style-name="T49">But then the signification of Europe went into a different direction, due to the developments inside the European Union. When the accession negotiations with the EU were actually launched, several difficulties did arise. “</text:span>The linking of Turkey’s accession negotiations to the Cyprus issue and further hurdles in the accession process resulted in a <text:soft-page-break/>questioning of the legitimacy of EU demands while also increasing the costs of compliance for Turkey’s political elites”<text:note text:id="ftn19" text:note-class="footnote"><text:note-citation>8</text:note-citation><text:note-body><text:p text:style-name="P48"><text:s/><text:span text:style-name="T50">Balkir/Eleymer (2016), p. 35</text:span></text:p></text:note-body></text:note>, <text:span text:style-name="T50">making the notion of Europe more and more unappealing. When the EU started to get a whole crisis of its own, and in the EU itself the opinion dominated that the enlargements of several economically weak countries had been prematurely and had led into the economic crisis. When the EU couldn't explain to its citizens that the previous enlargements had been a political and economic success, it underwent an 'enlargement fatigue'</text:span><text:span text:style-name="T50"><text:note text:id="ftn18" text:note-class="footnote"><text:note-citation>9</text:note-citation><text:note-body><text:p text:style-name="P51"><text:s/>Alpan (2016), p. 23<text:span text:style-name="T51">f</text:span></text:p></text:note-body></text:note></text:span><text:span text:style-name="T50">, which further reduced the attraction of a Turkish accession.</text:span></text:p>
      <text:p text:style-name="P15">These developments had the consequence, that it was no longer useful for the JDP to uphold the European utopia. When the JDP proclaimed the 'European year' in 2008, the support for an EU accession was already declining. </text:p>
      <text:p text:style-name="P15">About this time you can also sense a change in the JDP's rhetorics. Alpan describes the change with the two terms “Unwanted Guardian” and “Partner in Crime”. In the JDP's new agenda, which I will describe in the later chapters, liberalization was no longer serving their goals and the progressive democratic reforms declined. While instead of the term 'conservative democracy' the new notion of 'advanced democracy' emerged, the policy of the JDP moved to a more and more authoritarian stance.</text:p>
      <text:p text:style-name="P15">In this new narrative, the EU has lost its central role as ends to the means of the JDP's actions – but it is still used as means to the new ends. <text:span text:style-name="T51">Its resentment of Turkey in the accession question is used as a legitimation for a new nationalism, especially when the foreign interest of the JDP turns to the Middle East, into a new role of regional hegemony. In that narrative the EU “has been accused of ‘changing the rules of the penalty during the game’ <text:s/>and ‘creating a farce’ by not giving a clear answer to Turkey, which has been in the EU waiting room for the last 50 years”</text:span><text:span text:style-name="T51"><text:note text:id="ftn17" text:note-class="footnote"><text:note-citation>10</text:note-citation><text:note-body><text:p text:style-name="P48"><text:s/><text:span text:style-name="T51">Ibid.</text:span></text:p></text:note-body></text:note></text:span><text:span text:style-name="T51">. By proving the strength of Turkey both as negotiator and as a role model in the Middle Eastern conflict, Erdoğan is therefore restoring the hurt Turkish self-confidence and leading it to its so-called natural place, strengthening dubious nationalist tendencies in Turkey. The remobilization of the Grey Wolves through the JDP and the new hunt on “Turkey's enemies” inside the EU directly follows out of this context.</text:span></text:p>
      <text:p text:style-name="P16">The other role of Europe in the JDP's discourse according to Alpan is as a “Partner in Crime”. As authoritarian security policies and mass surveillance are in fashion on the <text:soft-page-break/>European continent, Erdoğan is using this example to justify his own anti-democratic measures. “During the local election rallies and immediately after the start of the Gezi Park protests in 2013, Erdoğan fiercely rejected accusations from Turkish public opinion and international circles that the Turkish police had used ‘disproportionate and excessive force to break up peaceful and legitimate protests’”<text:note text:id="ftn16" text:note-class="footnote"><text:note-citation>11</text:note-citation><text:note-body><text:p text:style-name="P48"><text:s/><text:span text:style-name="T51">Ibid.</text:span></text:p></text:note-body></text:note>.</text:p>
      <text:p text:style-name="P16"/>
      <text:h text:style-name="P71" text:outline-level="1"><text:bookmark-start text:name="__RefHeading__1655_441791904"/><text:span text:style-name="T16">2</text:span><text:span text:style-name="T17">.2 The role of </text:span><text:span text:style-name="T21">I</text:span><text:span text:style-name="T17">slam in </text:span><text:span text:style-name="T22">the JDP's ideology</text:span><text:bookmark-end text:name="__RefHeading__1655_441791904"/></text:h>
      <text:p text:style-name="P16"/>
      <text:p text:style-name="P17"><text:span text:style-name="T11">The notion of Islam was also used in different manners by the JDP. Having an Islamist tradition, and being emerged just out of another party which was closed down due to Islamism, and after </text:span><text:span text:style-name="T23">Erdoğan </text:span><text:span text:style-name="T11">himself had to serve four months in prison for reciting an Islamist poem, the moderate approach the JDP took on religion, compared to its predecessors, was another experiment to test the military's patience with Islamic politics, this time with success.</text:span></text:p>
      <text:p text:style-name="P8"><text:span text:style-name="T22">As Islam is the religion of </text:span>97.8 <text:span text:style-name="T52">percent of the Turkish population</text:span><text:span text:style-name="T52"><text:note text:id="ftn15" text:note-class="footnote"><text:note-citation>12</text:note-citation><text:note-body><text:p text:style-name="P48"><text:s/>KONDA Research and Consultancy (2007)</text:p></text:note-body></text:note></text:span><text:span text:style-name="T52">, it is for example one of the only identities which unites even Turkish and Kurdish people. As the JDP needed to unite the Turkish voters over the splits in society, a moderate Islam proved very effective both as a means to build the ties deep into society, which is one of the main foundations of the JDP. Through the conservative Islamic bourgeoisie as a medium between party and population, the JDP's notion of moderate political Islam penetrated society and institutionalized the the new identity it was offering. In this way the JDP was able to reflect the interests of a wide majority in the Turkish population, and get their votes and further support.</text:span><text:span text:style-name="T52"><text:note text:id="ftn14" text:note-class="footnote"><text:note-citation>13</text:note-citation><text:note-body><text:p text:style-name="P48"><text:s/><text:span text:style-name="T53">Jaraba (2013), p. 152</text:span></text:p></text:note-body></text:note></text:span></text:p>
      <text:p text:style-name="P18">Moderate Islam still enabled the JDP to oppose the Kemalist elite and seek them out as enemies of the religious rights of the population. This was an effective way to promote even the question of wearing a veil in universities as a support of women, creating the narrative of Islamic politics protecting the democratic rights of minorities. Against the weakened ideology of the Kemalist elite, this proved as a useful measure to ideological influence and present itself as a fighter for democracy and civil rights.</text:p>
      <text:p text:style-name="P8"><text:span text:style-name="T53">This sounds especially ridiculous under the impression of the later events. When </text:span><text:soft-page-break/><text:span text:style-name="T53">around 2007 several outer circumstances changed, also the notion of Islam as it was used by the JDP got a different meaning. While the Islam signified in the term of 'conservative democracy' was a liberal project to promote democratic freedoms, the Islam meant in 'advanced democracy' is far more exclusive and radical. The JDP is for example radicalizing organizations like the Haksöz circle and the Malatya circle for their agenda, helping them to positions in the state bureaucracy and depending on their support in the streets. Further are the Kurdish people no longer meant with the new identity of the Turkish people. Where the JDP had depended on their votes against the common enemy of the military in 2002, it is now starving </text:span>“Kurdish towns to the south-east of the country” <text:span text:style-name="T54">and reinforcing the repression against the Kurdish political parties</text:span><text:span text:style-name="T54"><text:note text:id="ftn13" text:note-class="footnote"><text:note-citation>14</text:note-citation><text:note-body><text:p text:style-name="P52"><text:s/><text:span text:style-name="T69">Tugan (2016)</text:span></text:p></text:note-body></text:note></text:span><text:span text:style-name="T54">.</text:span></text:p>
      <text:p text:style-name="P8"><text:span text:style-name="T54">The JDP is introducing the identity of a strong Turkish nation with conservative citizens. Therefore they are creating the picture of a conservative Turkish norm, which turkey is evolving to. In this narrative turkey is becoming itself again. Different approaches to culture, which intervene in the “natural” forms of society, are deemed dangerous, harmful and w</text:span>rong.</text:p>
      <text:p text:style-name="P8">After a time of openness to the west in foreign politics, anti-western nationalism regains a large part of the JDP ideology. Atatürk is therefore rebranded as a fighter for Islam against Christianity and the west, to frame secularists as misinterpreters of Atatürk's idea. <text:span text:style-name="T55">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span></text:p>
      <text:p text:style-name="P19">This fits perfectly into the new authoritarian agenda the JDP is depending on, and which is so popular in the Middle East these days. In this way, promoting a more authoritarian Islam is also helping the Turkish rulers in pushing their foreign policy agenda, becoming a role model for Arab states and finding associates in the Islamic world.</text:p>
      <text:p text:style-name="P19"/>
      <text:h text:style-name="P71" text:outline-level="1"><text:bookmark-start text:name="__RefHeading__1657_441791904"/><text:span text:style-name="T11">3</text:span><text:span text:style-name="T17">. </text:span><text:span text:style-name="T21">Explanations for the c</text:span><text:span text:style-name="T17">hange in signification of JDP's </text:span><text:span text:style-name="T21">ideology</text:span><text:bookmark-end text:name="__RefHeading__1657_441791904"/></text:h>
      <text:p text:style-name="P19"/>
      <text:p text:style-name="P19"><text:span text:style-name="T11">The new authoritarian development of the JDP's policy is disrupting a golden age of </text:span><text:soft-page-break/><text:span text:style-name="T11">liberal democratic reform, prosperity and progress, even a peace process in the Kurdish question, which had promised a solution to a decades lasting conflict. While the JDP was a big hope for minorities, for liberals and also for European elites, their policy has changed over only a few years into a big human rights issue.</text:span></text:p>
      <text:p text:style-name="P19"><text:span text:style-name="T11">What </text:span><text:span text:style-name="T24">development could justify such a U-turn from a liberal-conservative party to full authoritarian or even totalitarianism, as some claim</text:span><text:span text:style-name="T24"><text:note text:id="ftn12" text:note-class="footnote"><text:note-citation>15</text:note-citation><text:note-body><text:p text:style-name="P48"><text:s/><text:span text:style-name="T56">Ibid.</text:span></text:p></text:note-body></text:note></text:span><text:span text:style-name="T24">?</text:span></text:p>
      <text:p text:style-name="P8"><text:span text:style-name="T24">Several events and developments occurred during the critical years, where the change is observed, as they have been years of global crisis of many economic and political networks. The accession negotiations with the EU went bad, and due to the internal problems of the EU the </text:span>attractivity<text:span text:style-name="T24"> of European ideas fell. The global financial crisis happened and hurt most economies very bad, though the Turkish economy weathered it very well. Inside of the JDP personnel changes occurred as the party purged</text:span> “the most creative liberal and conservative elements within it (most importantly the conservative Gülen community and the liberal intelligentsia, who had spearheaded the soft totalitarianism of the party’s first decade)”<text:note text:id="ftn11" text:note-class="footnote"><text:note-citation>16</text:note-citation><text:note-body><text:p text:style-name="P48"><text:s/><text:span text:style-name="T56">Ibid.</text:span></text:p></text:note-body></text:note>. <text:span text:style-name="T56">The Kemalist elite was disempowered by the structural changes inside the Turkish state, meaning the JDP lost an enemy. And finally the Arab spring shattered the Middle East and undermined several old power networks, by failing to creating new ones in the most cases and so destabilizing the region.</text:span></text:p>
      <text:p text:style-name="P20">Except the purge of the liberal forces inside the party, which have to be explained otherwise, these events destabilized the JDP's ideology. On many of these problems it didn't have an answer at that time. It was useful to provide a perspective to a staggering nation and close the splits in society, it was useful for a regime change – but for keeping the power position it had earned, the party needed different explanations for Turkey's problems and how to address them. The simple answers weren't enough anymore, and where 'conservative democracy' had been a signifier with very vague meaning and without the need to gain a solid signification, a new idea had to be created, which could provide answers to the new problems. The purge of the liberal forces was then a necessary development, to push the change through without anyone noticing or complaining.</text:p>
      <text:p text:style-name="P21">There are to theories, which can be used to describe the change in the JDP's ideology in a very good way, so I want to outline both of them: the poststructuralist approach on signification of terms and identities in complex designation systems <text:span text:style-name="T57">in 3.1</text:span>, and the Michael Mann theory of ideology as a promiscuous power network <text:span text:style-name="T57">in 3.2</text:span>.</text:p>
      <text:p text:style-name="P21"><text:soft-page-break/></text:p>
      <text:h text:style-name="P71" text:outline-level="1"><text:bookmark-start text:name="__RefHeading__1659_441791904"/><text:span text:style-name="T16">3</text:span><text:span text:style-name="T25">.</text:span><text:span text:style-name="T26">1</text:span><text:span text:style-name="T25"> </text:span><text:span text:style-name="T20">Change in</text:span><text:span text:style-name="T25"> signification </text:span><text:span text:style-name="T20">of political identities</text:span><text:bookmark-end text:name="__RefHeading__1659_441791904"/></text:h>
      <text:p text:style-name="P21"/>
      <text:p text:style-name="P21"><text:span text:style-name="T11">When the JDP entered the stage, its </text:span><text:span text:style-name="T27">term of 'conservative democracy' introduced a new signifier into the political discourse. In poststructuralist theory, a language (just like any other designation system, e.g. ideologies, societies) is a system of differences. Each signifier in this system only signifies a meaning, because you are able to differ its signification from the meaning of some signifiers, while it is equivalent to other signifiers. The identity of a signifier is therefore constituted through its difference from some signifiers and equivalence to others. So the whole totality of a language is involved in the act of designation, you can only know the meaning of a word, because you know the meaning of other words to differ it from.</text:span><text:span text:style-name="T27"><text:note text:id="ftn10" text:note-class="footnote"><text:note-citation>17</text:note-citation><text:note-body><text:p text:style-name="P48"><text:s/><text:span text:style-name="T58">Laclau (2002), p. 66</text:span></text:p></text:note-body></text:note></text:span></text:p>
      <text:p text:style-name="P22"><text:span text:style-name="T11">The signification of one term is changing all the time, as the whole language is changing. For every time you use or perceive a signifier, you position yourself and your own identity in difference or equivalence to it, introducing a new context, changing the system of designation and </text:span><text:span text:style-name="T28">the whole totality inbound.</text:span></text:p>
      <text:p text:style-name="P23"><text:span text:style-name="T11">This is why signification is always fluid. As the identity of a signifier is questioned and defined newly every time it is used, identities are always changing.</text:span></text:p>
      <text:p text:style-name="P23"><text:span text:style-name="T11">When the JDP introduced 'conservative democracy' as a term of identification, and the ideology was built around it, it was a very useful term. While I showed that it is not an empty signifier in Laclau's sense, it was still pretty empty, which means it was not differing from most of the compared identities, but rather easy to be equivalent to it. The psychological dynamics of identity took care, that many people positioned themselves in favor of it, while some others may not have cared about the term and were not interested or affected by it.</text:span></text:p>
      <text:p text:style-name="P23"><text:span text:style-name="T11">As 'conservative democracy' was not real when it got into the discourse, it was hard to test it, it was non-rival to actual happening events. The reality and its problems didn't need to be compared to it, as they happened in a different sphere, which kept the differences to 'conservative democracy' rare and its identity equivalent. As useful was the term in building up an ideology around it, the more the ideas and goals of the JDP were promoted in the public discourse and the grassroots networks the party and its supporters started to build. At that moment the term signified only the vague concepts of </text:span><text:soft-page-break/><text:span text:style-name="T11">progress through </text:span><text:span text:style-name="T29">cosmopolitanism and </text:span><text:span text:style-name="T11">European values, moderate Islam </text:span><text:span text:style-name="T29">and democratization of the Turkish state, e.g. by disempowerment of the Kemalist elite</text:span><text:span text:style-name="T11">.</text:span><text:span text:style-name="T11"><text:note text:id="ftn9" text:note-class="footnote"><text:note-citation>18</text:note-citation><text:note-body><text:p text:style-name="P48"><text:s/><text:span text:style-name="T59">Alpan (2016), p. 18ff</text:span></text:p></text:note-body></text:note></text:span></text:p>
      <text:p text:style-name="P23"><text:span text:style-name="T11">This endured over the first election in 2002 and the following legislative period. The ideas were easy to identify with and kept their identity as equivalent to the identities of most of its perceivers. The success in the first term played its part and it was not necessary for the voters to take a differentiate stance to 'conservative democracy'.</text:span></text:p>
      <text:p text:style-name="P24"><text:span text:style-name="T11">This changed, when it was tested first through reality. When Europe made difficulties in the accession negotiations because of the Cyprus issue, the identity of the Turkish people suddenly was in conflict with the European idea – and therefore with that notion of 'conservative democracy'. The national identity of the perceivers of the term suddenly changed, changing the context, in which the term was used, and therefore its signification. It changed to a signification the Turkish people didn't want to identify with, and it lost some of its equivalence (though not all of it, as European values were only a part of it).</text:span></text:p>
      <text:p text:style-name="P24"><text:span text:style-name="T11">The disappearance of the Kemalist influence led to another conflict with the term. When the structural changes occurred which granted the citizens more religious freedoms and diminished the influence of the Kemalists on the political sphere, the question, which Islam was actually meant in 'conservative democracy' went back on the screen. This meant that now everyone with their different believes and notions of how much Islam was enough or even dangerous had to look at the term again and take a stance in relation to it, positioning themselves either different or equivalent to it.</text:span></text:p>
      <text:p text:style-name="P24"><text:span text:style-name="T11">These are only two examples, which mechanisms lead to the fluidity in the meaning of signifiers, and also why the relative (though not complete) emptiness of 'conservative democracy' could not last. More and more meanings got excluded from the term, when the people needed to position themselves in relation to it, so the meaning and the whole ideology was narrowed down from its widely accepted beginning.</text:span></text:p>
      <text:p text:style-name="P24"><text:span text:style-name="T11">As the term of 'conservative democracy' </text:span><text:span text:style-name="T20">got narrowed down to a more and more definitive meaning, the JDP dropped it.</text:span><text:span text:style-name="T20"><text:note text:id="ftn8" text:note-class="footnote"><text:note-citation>19</text:note-citation><text:note-body><text:p text:style-name="P48"><text:s/><text:span text:style-name="T57">Ibid., p. 20</text:span></text:p></text:note-body></text:note></text:span><text:span text:style-name="T20"> Instead they decided to introduce the new term of 'advanced democracy' to promote several concepts which would be more useful to secure their power position. Included in this term is e.g. a Turkish-national norm, </text:span><text:span text:style-name="T30">stability,</text:span><text:span text:style-name="T20"> conservative behavior, and other nationalist and religious concepts to build up a cultural hegemony – an identity which is established by consensus (the Turkish nationality and </text:span><text:soft-page-break/><text:span text:style-name="T20">the Islamic belief almost everyone shares) and backed by coercion (the violent measures which are used against everyone, who doesn't fit into this shape, e.g. the Gezi Park protests and the Kurdish movement). It is also used to connect the identity of the JDP to the identity of a strong Turkish nation, which emerges into a global player and a world power.</text:span></text:p>
      <text:p text:style-name="P25"><text:span text:style-name="T11">This new identity is far more useful for Erdoğan and his party to conduct their policy in Turkey and on the world's stage, providing the authoritarian stability they need. </text:span></text:p>
      <text:p text:style-name="P25"/>
      <text:h text:style-name="P71" text:outline-level="1"><text:bookmark-start text:name="__RefHeading__1661_441791904"/><text:span text:style-name="T26">3.2 Emergence of 'advanced democracy'</text:span><text:bookmark-end text:name="__RefHeading__1661_441791904"/></text:h>
      <text:p text:style-name="P25"/>
      <text:p text:style-name="P25"><text:span text:style-name="T26">A</text:span><text:span text:style-name="T11">s Michael Mann describes in his theory </text:span><text:span text:style-name="T31">in</text:span><text:span text:style-name="T11"> </text:span><text:span text:style-name="T5">T</text:span><text:span text:style-name="T3">he </text:span><text:span text:style-name="T5">S</text:span><text:span text:style-name="T3">ources of </text:span><text:span text:style-name="T5">S</text:span><text:span text:style-name="T3">ocial </text:span><text:span text:style-name="T5">P</text:span><text:span text:style-name="T3">ower</text:span><text:span text:style-name="T11">, on of the most important power sources, especially for the JDP, is ideological influence</text:span><text:span text:style-name="T11"><text:note text:id="ftn7" text:note-class="footnote"><text:note-citation>20</text:note-citation><text:note-body><text:p text:style-name="P53"><text:s/>Mann (2005), p. 2</text:p></text:note-body></text:note></text:span><text:span text:style-name="T11">. It is exercised in social networks </text:span><text:span text:style-name="T31">through status and identity, where individuals define their identity in relation to each other and influence each other with thoughts and ideas they either share or oppose.</text:span></text:p>
      <text:p text:style-name="P26"><text:span text:style-name="T11">Other power networks usually need backing by an ideological network, to keep their stability, as questions tend to arise why some individuals have more power than others and why the world is ordered in these or that institutions (which are the consolidations of the power of any ruling class</text:span><text:span text:style-name="T11"><text:note text:id="ftn6" text:note-class="footnote"><text:note-citation>21</text:note-citation><text:note-body><text:p text:style-name="P48"><text:s/><text:span text:style-name="T60">Ibid., p. 7</text:span></text:p></text:note-body></text:note></text:span><text:span text:style-name="T11">). </text:span><text:span text:style-name="T32">The Kemalist regime lost its control over the state after its ideology crumbled and failed to provide answers for the questions of the time around the millennium and a new ideology began to dominate the ideological network of Turkish political discourse. This was 'conservative democracy', and it emerged between the interstices of old ideologies.</text:span></text:p>
      <text:p text:style-name="P27"><text:span text:style-name="T11">Michael Mann calls this 'interstitial emergence'. </text:span><text:span text:style-name="T33">Jaraba describes the development during the rise of the JDP like this: “With the weakening of the Kemalist ideology, interstices or gaps opened up within the ideological network, which in turn weakened the entire old regime. Both developments, namely the opening up of interstices and the subsequent weakening of the old regime, allowed the JDP to promote a new ideology. Consequently, the ideological network came to play a predominant role in the establishment of the new regime in the early 2000s.”</text:span><text:span text:style-name="T33"><text:note text:id="ftn5" text:note-class="footnote"><text:note-citation>22</text:note-citation><text:note-body><text:p text:style-name="P48"><text:s/><text:span text:style-name="T61">Jaraba (2013), p. 151</text:span></text:p></text:note-body></text:note></text:span></text:p>
      <text:p text:style-name="P28"><text:soft-page-break/>I argue, that in the years around the 2007 election, when according to Alpan the notion of 'advanced democracy' superseded the ideology around 'conservative democracy', something similar happened, but in a controlled manner. When the 'conservative democracy' threatened to crumble, the JDP decided to introduce a new ideology, which should emerge beyond the interstices of the old ideology.</text:p>
      <text:p text:style-name="P28">Why did 'conservative democracy' fail in the first place, according to Mann's theory? Mann gives an answer which fits very well to this example: “unless ideology stems from divine intervention in social life, then it must explain and reflect real-life experience. […] An ideology will emerge as a powerful, autonomous movement, when it can put together in a single explanation and organization a number of aspects of existence, that have hitherto been marginal, interstitial to the dominant institutions of power”<text:note text:id="ftn4" text:note-class="footnote"><text:note-citation>23</text:note-citation><text:note-body><text:p text:style-name="P48"><text:s/><text:span text:style-name="T61">Mann (2005), p. 21</text:span></text:p></text:note-body></text:note>.</text:p>
      <text:p text:style-name="P28">Because of the developments I mentioned earlier, 'conservative democracy' failed to explain a real-life experience anymore, in the sense that it provided identification. It was not sufficient to explain the continued reign of the JDP, when their two jobs would not longer matter: the military did no longer contain moderate Islam, and Europe seemed no longer desirable to the majority of the Turkish discourse. The JDP would have encountered difficulties very soon, as their explanation lost its effect, and the Gezi Park movement can maybe be seen as the direct consequence of the term 'conservative democracy' not providing identification anymore.</text:p>
      <text:p text:style-name="P28">But the JDP managed to react in time and provided a new ideology, which provided answers for the new questions which did arise out of the changed situation. <text:span text:style-name="T62">The nationalism and Islamism which is contained in 'advanced democracy' reflected the emerged situation way better than 'conservative democracy' did – in that narrative an empowered Turkey should not bow down to the values of the staggering EU, but rather uphold its example into the world stage and be a role model for other stage. It was easier to empower the Muslim identity, which started to rise, as it was no longer contained by a secularist elite. For the majority of the population, this concept was far easier to identify with.</text:span></text:p>
      <text:p text:style-name="P8"><text:span text:style-name="T62">That the change was an active one can be seen at two developments: first of all the purge of the liberal wing inside of the JDP, and further the rise (and support by the JDP) of radical Islamist or nationalist organizations like the Grey Wolves, the </text:span>Haksöz circle and the Malatya circle.<text:note text:id="ftn3" text:note-class="footnote"><text:note-citation>24</text:note-citation><text:note-body><text:p text:style-name="P54"><text:s/><text:span text:style-name="T69">Tugan (2016)</text:span></text:p></text:note-body></text:note> <text:span text:style-name="T62">This development is easy to explain with Michael Mann, as in </text:span><text:soft-page-break/><text:span text:style-name="T62">his theory it is necessary to organize to maintain ideological (or any) influence. If you watch the support for some organizations and the repression of others in that light, the battle which the JDP is fighting is pretty obvious.</text:span></text:p>
      <text:p text:style-name="P29">It is hard to say if their plan will work out. The war in Syria is a major challenge for Erdoğan, and his foreign policy decisions are not seen as very wise by the international community, as he is further isolating himself by attacking the Kurds (which are the only force which has proven as effective against Daesh, <text:span text:style-name="T63">and grow in popularity in the western media</text:span><text:span text:style-name="T63"><text:note text:id="ftn2" text:note-class="footnote"><text:note-citation>25</text:note-citation><text:note-body><text:p text:style-name="P55"><text:s/>Ibid.</text:p></text:note-body></text:note></text:span>) <text:span text:style-name="T63">and messing with Russia at the same time. This strategy will only work out if his actions are perceived as strength by his voters, and if he can position himself as protector of the Turkish people against terrorism. Some already suggest, that an alliance with the military could be a solution for these problems. But this is pure speculation, and we can only await if the JDP will manage to keep their power.</text:span></text:p>
      <text:p text:style-name="P29"/>
      <text:h text:style-name="P71" text:outline-level="1"><text:bookmark-start text:name="__RefHeading__1663_441791904"/><text:span text:style-name="T16">4</text:span><text:span text:style-name="T25">. </text:span><text:span text:style-name="T30">Ideologies as an instrument of power</text:span><text:bookmark-end text:name="__RefHeading__1663_441791904"/></text:h>
      <text:p text:style-name="P29"/>
      <text:p text:style-name="P30"><text:span text:style-name="T25">T</text:span><text:span text:style-name="T11">he development of the JDP's ideology, after whatever theory it is analyzed, shows one dynamic: </text:span><text:span text:style-name="T34">Erdoğan </text:span><text:span text:style-name="T11">and the JDP's party officials don't seem to believe in their ideology, they rather seem to use it like a weapon. And they proved a lot of skill with that weapon in the past, creating not only one, but two very successful ideologies.</text:span></text:p>
      <text:p text:style-name="P30">If they believed in their own creation is subject to speculation, as nobody can read their mind. Maybe the NSA knows it from their e-mail, but I am afraid they won't tell the academic world. There is evidence for both possibilities, as <text:span text:style-name="T34">Erdoğan </text:span><text:span text:style-name="T11">is sometimes referring in speeches, that he has no “fossil</text:span><text:span text:style-name="T35">iz</text:span><text:span text:style-name="T11">ed mind”</text:span><text:span text:style-name="T11"><text:note text:id="ftn1" text:note-class="footnote"><text:note-citation>26</text:note-citation><text:note-body><text:p text:style-name="P48"><text:s/><text:span text:style-name="T64">Jaraba (2013), p. 144</text:span></text:p></text:note-body></text:note></text:span><text:span text:style-name="T11">, </text:span><text:span text:style-name="T35">it could be, that he is just in one very long learning process and changes his opinion more easily than most political leaders.</text:span></text:p>
      <text:p text:style-name="P8"><text:span text:style-name="T35">There are some other insights we can gain out of this analysis. Open signifiers, which the JDP used in the beginning, are very inclusive and useful if campaigning for a majority in a very heterogeneous society, but also very fragile as people tend to fill them with meaning. This insight is especially interesting if you applicate in on Europe, which is much more heterogeneous than the Turkish society, and the new </text:span><text:span text:style-name="T6">democracy in Europe </text:span><text:soft-page-break/><text:span text:style-name="T6">movement</text:span><text:span text:style-name="T35">(</text:span><text:span text:style-name="T6">DiEM25</text:span><text:span text:style-name="T35">)</text:span><text:span text:style-name="T35"><text:note text:id="ftn0" text:note-class="footnote"><text:note-citation>27</text:note-citation><text:note-body><text:p text:style-name="P56"><text:s/><text:span text:style-name="T64">Official website: http://diem25.org/</text:span></text:p></text:note-body></text:note></text:span><text:span text:style-name="T35">. It is one of the first campaigns which target the whole European public, and is also aiming for a structural change, just like the JDP did. The initiators have decided to keep the goals short to six main demands (Transparency, an European constitution, inclusive migration policy, social justice, a green new deal, g</text:span>reen <text:span text:style-name="T64">t</text:span>ransition &amp; <text:span text:style-name="T64">t</text:span>echnological <text:span text:style-name="T64">s</text:span>overeignty<text:span text:style-name="T64">), and plans to attract many politically interested people from more than one political wing. Its initiators come mainly from left-wing parties, green parties and pirate parties, but engage in DiEM25 without pointing to their origins and without trying to advocate the goals of their political parties. So the movement tries to keep an open profile and goals, where many can identify which, also when they are not from one of those parties.</text:span></text:p>
      <text:p text:style-name="P31">In the internal forums of DiEM25 you can observe how they are desperately trying to keep the goals as short as they are at the moment, though the parties have also consensus on many other issues, like the <text:span text:style-name="T65">legalization</text:span> of <text:span text:style-name="T65">Marijuana and abolition of mass surveillance. We will see if their campaigns work out as much as the JDP's, as the current European narrative faces a lot of problems, or if the various nationalist ideologies which are emerging at the moment will succeed at dividing the EU back into political insignificance and mistrust.</text:span></text:p>
      <text:p text:style-name="P32">After all, I have shown how the signifiers used by the JDP have been changing and how the party managed to transform itself twice for the purpose of political power. There is still the possibility, that the JDP planned to promote Islamism and nationalism in the first place and promised all the progress and democracy only for establishing a state for their god in the end, being classical Islamists. But I find the narrative more convincing, that the JDP is just a bunch of opportunists, which know very good, what identities they have to sell to be politically successful. If the cultural hegemony they are erecting in the moment had been their plan the whole time, then the democratic structural changes they undertook to undermine the military's position could have been shaped differently to gain the influence they have now, could have been less democratic in the end. Anyway, the Turkish republic is an authoritarian state in a time where many states are moving into an authoritarian direction, and it is no surprise, that it went that way in Turkey, which did, in my opinion, applicate an answer to the crisis <text:span text:style-name="T66">which grows more and more popular over the whole world, not only Islamic fundamentalists. </text:span></text:p>
      <text:p text:style-name="P32"><text:span text:style-name="T66">Connecting this problem with global capitalism and the influence of the global eco</text:span><text:soft-page-break/><text:span text:style-name="T66">nomic network on the weakened democracies does not fit into this research paper, but someone could maybe continue with a comparison of how Greece handled the financial crisis by paying for the banks and losing their democratic sovereignty in the end, and how Iceland refused to do so and today ended up with both a working economy and a prospering democracy.</text:span></text:p>
      <text:p text:style-name="P39">As a conclusion: not only authoritarianism in the Middle East needs to be analyzed – similar tendencies in the western world deserve more attention, too.</text:p>
      <text:h text:style-name="P72" text:outline-level="1"><text:bookmark-start text:name="__RefHeading__1783_1803230690"/>Bibliography<text:bookmark-end text:name="__RefHeading__1783_1803230690"/></text:h>
      <text:p text:style-name="P33"/>
      <text:h text:style-name="P47" text:outline-level="2"><text:bookmark-start text:name="__RefHeading__855_75367846"/><text:span text:style-name="T8">L</text:span><text:span text:style-name="T7">iteratur</text:span><text:span text:style-name="T9">e</text:span><text:span text:style-name="T7">:</text:span><text:bookmark-end text:name="__RefHeading__855_75367846"/></text:h>
      <text:p text:style-name="P62"/>
      <text:p text:style-name="P60">Alpan, Başak (2016): <text:span text:style-name="T1">From AKP’s ‘Conservative Democracy’ to ‘Advanced Democracy’: Shifts and Challenges in the Debate on ‘Europe’</text:span>, South European Society and Politics, 21:1, 15-28, DOI: 10.1080/13608746.2016.1155283. online on http://www.tandfonline.com/doi/full/10.1080/13608746.2016.1155283</text:p>
      <text:p text:style-name="P61"/>
      <text:p text:style-name="P60">Balkır, Canan/Eylemer, Sedef (2016) Shifting Logics: The Discourses of Turkish Political Elites on EU Accession, South European Society and Politics, 21:1, 29-43, DOI: 10.1080/13608746.2016.1147523. online on http://dx.doi.org/10.1080/13608746.2016.1147523</text:p>
      <text:p text:style-name="P61"/>
      <text:p text:style-name="P58">International Crisis Group. (2010) ‘Turkey and the Middle East: ambitions and constraints’, Europe Report, vol. 203, available online at: http://www.crisisgroup.org/~/media/Files/europe/turkey-cyprus/turkey/203%20Turkey%20and%20the%20Middle%20East%20-%20Ambitions%20and%20Constraints.ashx (last visited on 1.4.2016).</text:p>
      <text:p text:style-name="P58"/>
      <text:p text:style-name="P61"><text:span text:style-name="T69">Jaraba, Mahmoud (2013): </text:span></text:p>
      <text:p text:style-name="P61"/>
      <text:p text:style-name="P61">KONDA Research and Consultancy (2007): <text:span text:style-name="T1">Religion, Secularism and the Veil in daily life</text:span>, <text:span text:style-name="T69">Istanbul: Milliyet. Online on http://www.konda.com.tr/en/reports.php</text:span></text:p>
      <text:p text:style-name="P61"/>
      <text:p text:style-name="P60">Laclau, Ernesto (1997): <text:span text:style-name="T1">The death and resurrection of the theory of ideology</text:span>, Baltimore: MLN. online on http://www.jstor.org/stable/3251278</text:p>
      <text:p text:style-name="P60"/>
      <text:p text:style-name="P63"><text:span text:style-name="T68">Laclau, Ernesto (2002): </text:span><text:span text:style-name="T67">Emanzipation und Differenz</text:span><text:span text:style-name="T68">, Wien: Turia + Kant.</text:span></text:p>
      <text:p text:style-name="P61"/>
      <text:p text:style-name="P61"><text:span text:style-name="T69">Mann, Michael (2005): </text:span><text:span text:style-name="T2">The Sources of Social Power</text:span><text:span text:style-name="T9">, </text:span><text:span text:style-name="T10">Cambridge: Cambridge University Press.</text:span></text:p>
      <text:p text:style-name="P67"/>
      <text:p text:style-name="P68"/>
      <text:h text:style-name="P47" text:outline-level="2"><text:bookmark-start text:name="__RefHeading__857_75367846"/>Internet <text:span text:style-name="T69">sources</text:span>:<text:bookmark-end text:name="__RefHeading__857_75367846"/></text:h>
      <text:p text:style-name="P59"/>
      <text:p text:style-name="P57"/>
      <text:p text:style-name="P64"><text:span text:style-name="T37">T</text:span><text:span text:style-name="T38">aspinar, Omer (2015): </text:span><text:span text:style-name="T1">Turkey: The New Model?</text:span><text:span text:style-name="T7">, </text:span><text:span text:style-name="T9">on https://www.wilsoncenter.org/article/turkey-the-new-model (last visited on 1.4.2016)</text:span></text:p>
      <text:p text:style-name="P64"/>
      <text:p text:style-name="P64"><text:span text:style-name="T9">Tugal, Cihan (2016): </text:span><text:span text:style-name="T1">In Turkey, the regime slides from soft to hard totalitarianism</text:span><text:span text:style-name="T7">, </text:span><text:span text:style-name="T9">on https://www.opendemocracy.net/cihan-tugal/turkey-hard-totalitarianism-erdogan-authoritarian (last visited on 1.4.2016)</text:span></text:p>
      <text:p text:style-name="P6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Liberation Sans', FreeSans, sans-serif"/>
    <style:font-face style:name="Times New Roman" svg:font-family="'Times New Roman'"/>
    <style:font-face style:name="arial" svg:font-family="arial, helvetica, clean, sans-serif"/>
    <style:font-face style:name="lato" svg:font-family="lato,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328cm" fo:margin-bottom="1.972cm" fo:margin-left="2.487cm" fo:margin-right="3.51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4-01T21:56:15.057148883</dc:date>
    <meta:editing-duration>P3DT10H53M40S</meta:editing-duration>
    <meta:editing-cycles>29</meta:editing-cycles>
    <meta:generator>LibreOffice/4.3.3.2$Linux_X86_64 LibreOffice_project/430m0$Build-2</meta:generator>
    <dc:creator>oxymoronist </dc:creator>
    <meta:document-statistic meta:table-count="0" meta:image-count="0" meta:object-count="0" meta:page-count="18" meta:paragraph-count="139" meta:word-count="6069" meta:character-count="37506" meta:non-whitespace-character-count="31534"/>
  </office:meta>
</office:document-meta>
</file>